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1afb" officeooo:paragraph-rsid="00051afb"/>
    </style:style>
    <style:style style:name="P2" style:family="paragraph" style:parent-style-name="Standard">
      <style:paragraph-properties fo:text-align="center" style:justify-single-word="false"/>
      <style:text-properties officeooo:rsid="00051afb" officeooo:paragraph-rsid="00051afb"/>
    </style:style>
    <style:style style:name="P3" style:family="paragraph" style:parent-style-name="Standard">
      <style:text-properties officeooo:rsid="00051afb" officeooo:paragraph-rsid="0006f32a"/>
    </style:style>
    <style:style style:name="P4" style:family="paragraph" style:parent-style-name="Standard">
      <style:text-properties officeooo:rsid="00051afb" officeooo:paragraph-rsid="0007af10"/>
    </style:style>
    <style:style style:name="P5" style:family="paragraph" style:parent-style-name="Standard">
      <style:text-properties fo:font-style="italic" officeooo:rsid="00051afb" officeooo:paragraph-rsid="00051afb" style:font-style-asian="italic" style:font-style-complex="italic"/>
    </style:style>
    <style:style style:name="P6" style:family="paragraph" style:parent-style-name="Standard">
      <style:text-properties officeooo:rsid="0007af10" officeooo:paragraph-rsid="0007af10"/>
    </style:style>
    <style:style style:name="P7" style:family="paragraph" style:parent-style-name="Standard">
      <style:text-properties officeooo:rsid="0007af10" officeooo:paragraph-rsid="000aa25b"/>
    </style:style>
    <style:style style:name="P8" style:family="paragraph" style:parent-style-name="Standard">
      <style:text-properties officeooo:rsid="00094f61" officeooo:paragraph-rsid="00094f61"/>
    </style:style>
    <style:style style:name="P9" style:family="paragraph" style:parent-style-name="Standard">
      <style:text-properties officeooo:rsid="00094f61" officeooo:paragraph-rsid="000aa25b"/>
    </style:style>
    <style:style style:name="P10" style:family="paragraph" style:parent-style-name="Standard">
      <style:text-properties officeooo:rsid="000aa25b" officeooo:paragraph-rsid="000aa25b"/>
    </style:style>
    <style:style style:name="P11" style:family="paragraph" style:parent-style-name="Standard">
      <style:text-properties officeooo:rsid="000ac3d2" officeooo:paragraph-rsid="000ac3d2"/>
    </style:style>
    <style:style style:name="P12" style:family="paragraph" style:parent-style-name="Heading_20_3">
      <style:paragraph-properties fo:break-before="page"/>
    </style:style>
    <style:style style:name="T1" style:family="text">
      <style:text-properties officeooo:rsid="00051afb"/>
    </style:style>
    <style:style style:name="T2" style:family="text">
      <style:text-properties officeooo:rsid="0006f32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06f32a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0aa25b"/>
    </style:style>
    <style:style style:name="T7" style:family="text">
      <style:text-properties officeooo:rsid="0007af10"/>
    </style:style>
    <style:style style:name="T8" style:family="text">
      <style:text-properties style:text-position="sub 58%"/>
    </style:style>
    <style:style style:name="T9" style:family="text">
      <style:text-properties officeooo:rsid="00094f61"/>
    </style:style>
    <style:style style:name="T10" style:family="text">
      <style:text-properties style:text-position="0% 100%"/>
    </style:style>
    <style:style style:name="T11" style:family="text">
      <style:text-properties officeooo:rsid="000aa25b"/>
    </style:style>
    <style:style style:name="T12" style:family="text">
      <style:text-properties officeooo:rsid="000ac3d2"/>
    </style:style>
    <style:style style:name="T13" style:family="text">
      <style:text-properties officeooo:rsid="000b99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2">Avatar Algebra </text:span>Superposition</text:p>
      <text:p text:style-name="P2">by Sven Nilsen, 2020</text:p>
      <text:p text:style-name="P1"/>
      <text:p text:style-name="P5">In this paper I discuss the principle of superposition for Avatar Algebra.</text:p>
      <text:p text:style-name="P1"/>
      <text:p text:style-name="P1">Avatar Algebra is the idea that theorems in algebra <text:span text:style-name="T2">are</text:span> related to theorems about Avatar Extensions<text:span text:style-name="T5"><text:reference-ref text:reference-format="text" text:ref-name="avatar extensions">[1]</text:reference-ref></text:span>.</text:p>
      <text:p text:style-name="P1"/>
      <text:p text:style-name="P1">In the paper “Natural One-Avatar”<text:span text:style-name="T5"><text:reference-ref text:reference-format="text" text:ref-name="natural one-avatar">[2]</text:reference-ref></text:span>, I showed that the natural choice of a 1-avatar is the identity of a product. For Avatar Algebra, this means that a product is a kind of introduction operator <text:span text:style-name="T7">for avatars</text:span>.</text:p>
      <text:p text:style-name="P1"/>
      <text:p text:style-name="P1">Using the natural one-avatar, a new 1-avatar <text:span text:style-name="T7">`x` </text:span>might be trivially introduce<text:span text:style-name="T7">d</text:span> as following:</text:p>
      <text:p text:style-name="P1"/>
      <text:p text:style-name="P1"><text:tab/>1 · x = x · 1 = x</text:p>
      <text:p text:style-name="P1"/>
      <text:p text:style-name="P1">At first sight, this might not make much sense. Why not just introduce `x` directly?</text:p>
      <text:p text:style-name="P1"/>
      <text:p text:style-name="P1">The product as introduction operator becomes more important when talking about superposition<text:span text:style-name="T5"><text:reference-ref text:reference-format="text" text:ref-name="superposition principle">[3]</text:reference-ref></text:span>:</text:p>
      <text:p text:style-name="P1"/>
      <text:p text:style-name="P4"><text:tab/><text:span text:style-name="T7">(a + b) </text:span>· <text:span text:style-name="T7">f(x) = a </text:span>· <text:span text:style-name="T7">f(x) + b </text:span>· <text:span text:style-name="T7">f(x)</text:span></text:p>
      <text:p text:style-name="P4"/>
      <text:p text:style-name="P6">Here, superposition <text:span text:style-name="T13">of mathematical objects </text:span>is introduced using the distributive property<text:span text:style-name="T5"><text:reference-ref text:reference-format="text" text:ref-name="distributive property">[4]</text:reference-ref></text:span> in algebra.</text:p>
      <text:p text:style-name="P10">The `+` operator can be thought of as a symmetry operator.</text:p>
      <text:p text:style-name="P10">The symmetry between two 1-avatars `a + b` is lifted into a symmetry between mathematical objects.</text:p>
      <text:p text:style-name="P6"/>
      <text:p text:style-name="P6">Normally, superposition is formulated as:</text:p>
      <text:p text:style-name="P6"/>
      <text:p text:style-name="P6"><text:tab/>F(<text:span text:style-name="T9">y</text:span><text:span text:style-name="T8">1</text:span> + <text:span text:style-name="T9">y</text:span><text:span text:style-name="T8">2</text:span>) = F(<text:span text:style-name="T9">y</text:span><text:span text:style-name="T8">1</text:span>) + F(<text:span text:style-name="T9">y</text:span><text:span text:style-name="T8">2</text:span>)<text:tab/><text:tab/>Additivity</text:p>
      <text:p text:style-name="P7"><text:tab/>F(a <text:span text:style-name="T1">· y</text:span>) = a <text:span text:style-name="T1">· </text:span>F(<text:span text:style-name="T9">y</text:span>)<text:tab/><text:tab/><text:tab/>Homogeneity</text:p>
      <text:p text:style-name="P6"/>
      <text:p text:style-name="P8">By choosing `F = (mul f(x))`, one one gets Additivity from Distribution:</text:p>
      <text:p text:style-name="P8"/>
      <text:p text:style-name="P8"><text:tab/>F(y<text:span text:style-name="T8">1</text:span> + y<text:span text:style-name="T8">2</text:span>) = (mul f(x))(y<text:span text:style-name="T8">1</text:span><text:span text:style-name="T10"> + y</text:span><text:span text:style-name="T8">2</text:span>) = (y<text:span text:style-name="T8">1</text:span> + y<text:span text:style-name="T8">2</text:span>) <text:span text:style-name="T1">· f(x) </text:span>= y<text:span text:style-name="T8">1</text:span> <text:span text:style-name="T1">· f(x) </text:span>+ y<text:span text:style-name="T8">2</text:span> <text:span text:style-name="T1">· f(x) </text:span>= F(y<text:span text:style-name="T8">1</text:span>) + F(y<text:span text:style-name="T8">2</text:span>)</text:p>
      <text:p text:style-name="P8"/>
      <text:p text:style-name="P8">Homogeneity <text:span text:style-name="T11">follows from Distribution and Associativity</text:span><text:span text:style-name="T6"><text:reference-ref text:reference-format="text" text:ref-name="associative property">[5]</text:reference-ref></text:span>:</text:p>
      <text:p text:style-name="P8"/>
      <text:p text:style-name="P9"><text:tab/>F(a <text:span text:style-name="T1">· </text:span>y) = (mul f(x))(a <text:span text:style-name="T1">· </text:span>y) = <text:span text:style-name="T11">(</text:span>a <text:span text:style-name="T1">· </text:span>y<text:span text:style-name="T11">)</text:span> <text:span text:style-name="T1">· f(x) = a · (y · f(x)) = a · F(y)</text:span></text:p>
      <text:p text:style-name="P8"/>
      <text:p text:style-name="P10">Associativity is a tautology in Avatar Algebra since the product is quantified over all 1-avatars.<text:line-break/><text:span text:style-name="T13">I</text:span>ntroduction does <text:span text:style-name="T13">not </text:span>mean anything deeper than introducing objects <text:span text:style-name="T12">(the operation is always allowed)</text:span>.</text:p>
      <text:p text:style-name="P11">The output of the introduction operator must always refer to the inputs, <text:span text:style-name="T13">being parametric dependent</text:span>.</text:p>
      <text:p text:style-name="P10"/>
      <text:p text:style-name="P10">Therefore, the distributive property in Avatar Algebra implies superposition.</text:p>
      <text:p text:style-name="P10"/>
      <text:p text:style-name="P10">However, when you look at the distributive law, it does not require linearity over the argument `x`.</text:p>
      <text:p text:style-name="P10">This means that although Avatar Algebra is linear, the introduced mathematical objects does not need to be linear <text:span text:style-name="T12">in themselves</text:span>.</text:p>
      <text:h text:style-name="P12" text:outline-level="3">References:</text:h>
      <text:p text:style-name="P1"/>
      <text:p text:style-name="P1"><text:reference-mark-start text:name="avatar extensions"/>[1]<text:reference-mark-end text:name="avatar extensions"/><text:tab/>“<text:span text:style-name="T2">Avatar Extensions”</text:span></text:p>
      <text:p text:style-name="P1"><text:tab/><text:span text:style-name="T2">AdvancedResearch – Reading Sequence on Path Semantics</text:span></text:p>
      <text:p text:style-name="P3"><text:tab/><text:a xlink:type="simple" xlink:href="https://github.com/advancedresearch/path_semantics/blob/master/sequences.md#avatar-extensions" text:style-name="Internet_20_link" text:visited-style-name="Visited_20_Internet_20_Link"><text:span text:style-name="T4">https://github.com/advancedresearch/path_semantics/blob/master/sequences.md#avatar-extensions</text:span></text:a></text:p>
      <text:p text:style-name="P3"/>
      <text:p text:style-name="P6"><text:reference-mark-start text:name="natural one-avatar"/>[2]<text:reference-mark-end text:name="natural one-avatar"/><text:tab/>“Natural One-Avatar”</text:p>
      <text:p text:style-name="P6"><text:tab/>Sven Nilsen, 2020</text:p>
      <text:p text:style-name="P6"><text:tab/><text:a xlink:type="simple" xlink:href="https://github.com/advancedresearch/path_semantics/blob/master/papers-wip/natural-one-avatar.pdf" text:style-name="Internet_20_link" text:visited-style-name="Visited_20_Internet_20_Link"><text:span text:style-name="T3">https://github.com/advancedresearch/path_semantics/blob/master/papers-wip/natural-one-avatar.pdf</text:span></text:a></text:p>
      <text:p text:style-name="P6"/>
      <text:p text:style-name="P6"><text:reference-mark-start text:name="superposition principle"/>[3]<text:reference-mark-end text:name="superposition principle"/><text:tab/>“Superposition principle”</text:p>
      <text:p text:style-name="P6"><text:tab/>Wikipedia</text:p>
      <text:p text:style-name="P6"><text:tab/><text:a xlink:type="simple" xlink:href="https://en.wikipedia.org/wiki/Superposition_principle" text:style-name="Internet_20_link" text:visited-style-name="Visited_20_Internet_20_Link"><text:span text:style-name="T3">https://en.wikipedia.org/wiki/Superposition_principle</text:span></text:a></text:p>
      <text:p text:style-name="P6"/>
      <text:p text:style-name="P6"><text:reference-mark-start text:name="distributive property"/>[4]<text:reference-mark-end text:name="distributive property"/><text:tab/>“Distributive property”</text:p>
      <text:p text:style-name="P6"><text:tab/>Wikipedia</text:p>
      <text:p text:style-name="P6"><text:tab/><text:a xlink:type="simple" xlink:href="https://en.wikipedia.org/wiki/Distributive_property" text:style-name="Internet_20_link" text:visited-style-name="Visited_20_Internet_20_Link"><text:span text:style-name="T3">https://en.wikipedia.org/wiki/Distributive_property</text:span></text:a></text:p>
      <text:p text:style-name="P6"/>
      <text:p text:style-name="P10"><text:reference-mark-start text:name="associative property"/>[5]<text:reference-mark-end text:name="associative property"/><text:tab/>“Associative property”</text:p>
      <text:p text:style-name="P10"><text:tab/>Wikipedia</text:p>
      <text:p text:style-name="P10"><text:tab/><text:a xlink:type="simple" xlink:href="https://en.wikipedia.org/wiki/Associative_property" text:style-name="Internet_20_link" text:visited-style-name="Visited_20_Internet_20_Link"><text:span text:style-name="T3">https://en.wikipedia.org/wiki/Associative_property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7T15:35:20.723091000</meta:creation-date>
    <dc:date>2020-10-27T16:47:44.773568000</dc:date>
    <meta:editing-duration>PT5M51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1" meta:word-count="386" meta:character-count="2627" meta:non-whitespace-character-count="2262"/>
  </office:meta>
</office:document-meta>
</file>